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max</mi>
      <mrow>
        <mrow>
          <mover>
            <mo stretchy="false">∑</mo>
            <mi>r</mi>
          </mover>
          <msub>
            <mi>v</mi>
            <mi mathvariant="italic">irrev</mi>
          </msub>
        </mrow>
        <mo stretchy="false">⋅</mo>
        <msub>
          <mi>w</mi>
          <mi mathvariant="italic">rx</mi>
        </msub>
      </mrow>
    </mrow>
    <annotation encoding="StarMath 5.0">max sum to{r} v_{irrev} cdot w_{rx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1:02:49.328179560</meta:creation-date>
    <dc:date>2019-05-07T09:40:46.799942167</dc:date>
    <meta:editing-duration>PT18M29S</meta:editing-duration>
    <meta:editing-cycles>2</meta:editing-cycles>
    <meta:generator>LibreOffice/6.0.7.3$Linux_X86_64 LibreOffice_project/00m0$Build-3</meta:generator>
  </office:meta>
</office:document-meta>
</file>